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35in" fo:text-align="start" style:justify-single-word="false"/>
    </style:style>
    <style:style style:name="P2" style:family="paragraph" style:parent-style-name="Heading" style:master-page-name="Standard">
      <style:paragraph-properties fo:margin-top="0.1665in" fo:margin-bottom="0.0835in" fo:text-align="center" style:justify-single-word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ing a GPDL Program</text:p>
      <text:p text:style-name="P1"><text:a xlink:type="simple" xlink:href="../DungeonCraftHelp.html"><text:span text:style-name="Internet_20_link">DungeonCraft Help Hom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Writing a GPDL Program</dc:title>
    <meta:initial-creator>Paul Stevens</meta:initial-creator>
    <meta:creation-date>2010-05-06T21:09:08</meta:creation-date>
    <meta:editing-duration>PT574H11M44S</meta:editing-duration>
    <meta:generator>OpenOffice.org/3.2$Win32 OpenOffice.org_project/320m12$Build-9483</meta:generator>
    <meta:document-statistic meta:table-count="0" meta:image-count="0" meta:object-count="0" meta:page-count="1" meta:paragraph-count="2" meta:word-count="7" meta:character-count="44"/>
    <dc:date>2010-05-07T20:33:12.50</dc:date>
    <dc:creator>Paul Stevens</dc:creator>
    <meta:editing-cycles>1</meta:editing-cycles>
  </office:meta>
</office:document-meta>
</file>